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4.399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101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02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103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105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61">
      <style:table-cell-properties fo:background-color="#939393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77" style:family="table-cell" style:parent-style-name="Default">
      <style:table-cell-properties fo:background-color="#939393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78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ackground-color="#939393" style:diagonal-bl-tr="0.74pt ridge #ffffff" style:diagonal-tl-br="0.74pt ridge #ffffff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80" style:family="table-cell" style:parent-style-name="Default">
      <style:table-cell-properties fo:background-color="#007ffe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background-color="#b00000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84" style:family="table-cell" style:parent-style-name="Default">
      <style:table-cell-properties fo:background-color="#c46200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85" style:family="table-cell" style:parent-style-name="Default">
      <style:table-cell-properties fo:background-color="#caca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>
      <style:table-cell-properties fo:background-color="#6200c4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>
      <style:table-cell-properties fo:background-color="#c5000b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>
      <style:table-cell-properties fo:background-color="#62c4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7f7f7f" style:diagonal-bl-tr="0.74pt groove #ffffff" style:diagonal-tl-br="0.74pt groove #fffff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90" style:family="table-cell" style:parent-style-name="Default">
      <style:table-cell-properties fo:background-color="#7f7f7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91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92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4pt" fo:font-weight="bold" style:font-size-asian="24pt" style:font-weight-asian="bold" style:font-size-complex="24pt" style:font-weight-complex="bold"/>
    </style:style>
    <style:style style:name="ce93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94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style:text-align-source="fix" style:repeat-content="false" fo:border="0.74pt groov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97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98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size="15pt" style:font-size-asian="15pt" style:font-size-complex="15pt"/>
    </style:style>
    <style:style style:name="ce34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 style:data-style-name="N61">
      <style:table-cell-properties fo:background-color="#939393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ackground-color="#939393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ackground-color="#939393" style:diagonal-bl-tr="0.74pt ridge #ffffff" style:diagonal-tl-br="0.74pt ridge #ffffff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ackground-color="#007ffe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ackground-color="#b00000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ackground-color="#c46200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caca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ackground-color="#6200c4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c5000b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background-color="#62c4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ackground-color="#7f7f7f" style:diagonal-bl-tr="0.74pt groove #ffffff" style:diagonal-tl-br="0.74pt groove #fffff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fo:background-color="#7f7f7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4pt" fo:font-weight="bold" style:font-size-asian="24pt" style:font-weight-asian="bold" style:font-size-complex="24pt" style:font-weight-complex="bold"/>
    </style:style>
    <style:style style:name="ce52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able-cell-properties style:text-align-source="fix" style:repeat-content="false" fo:border="0.74pt groov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ext-properties style:font-name="Agency FB"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>
      <style:table-cell-properties fo:background-color="#1b1b1b" style:text-align-source="fix" style:repeat-content="false" fo:border="0.74pt groove #000000" style:vertical-align="middle"/>
      <style:paragraph-properties fo:text-align="center"/>
      <style:text-properties fo:color="#e2e2e2" style:font-name="Agency FB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9e9e9e" style:diagonal-bl-tr="0.74pt groove #e2e2e2" style:diagonal-tl-br="0.74pt groove #e2e2e2" style:text-align-source="fix" style:repeat-content="false" fo:border="0.74pt groove #e2e2e2" style:vertical-align="middle"/>
      <style:paragraph-properties fo:text-align="center"/>
      <style:text-properties fo:color="#e2e2e2" style:font-name="Agency FB" fo:font-size="15pt" fo:font-weight="bold" style:font-size-asian="15pt" style:font-weight-asian="bold" style:font-size-complex="15pt" style:font-weight-complex="bold"/>
    </style:style>
    <style:style style:name="ce107" style:family="table-cell" style:parent-style-name="Default">
      <style:table-cell-properties fo:border="0.74pt groove #e2e2e2"/>
      <style:text-properties fo:color="#e2e2e2" style:font-name="Agency FB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able-cell-properties style:text-align-source="fix" style:repeat-content="false" fo:border="0.74pt groove #e2e2e2" style:vertical-align="middle"/>
      <style:paragraph-properties fo:text-align="center"/>
      <style:text-properties fo:color="#e2e2e2" style:font-name="Agency FB" fo:font-size="15pt" fo:font-weight="bold" style:font-size-asian="15pt" style:font-weight-asian="bold" style:font-size-complex="15pt" style:font-weight-complex="bold"/>
    </style:style>
    <style:style style:name="ce111" style:family="table-cell" style:parent-style-name="Default">
      <style:table-cell-properties fo:background-color="#9e9e9e" style:diagonal-bl-tr="0.06pt solid #fafafa" style:diagonal-tl-br="0.06pt solid #fafafa" style:text-align-source="fix" style:repeat-content="false" fo:border="0.74pt groove #fafafa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1b1b1b" fo:border="0.74pt groove #000000"/>
      <style:text-properties fo:color="#e2e2e2" style:font-name="Agency FB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diagonal-bl-tr="0.74pt groove #e2e2e2" style:diagonal-tl-br="0.74pt groove #e2e2e2" fo:border="0.74pt groove #e2e2e2"/>
      <style:text-properties fo:color="#e2e2e2" style:font-name="Agency FB"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>
      <style:table-cell-properties fo:background-color="#4b1f6f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c5000b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808080" style:diagonal-bl-tr="0.74pt groove #e2e2e2" style:diagonal-tl-br="0.74pt groove #e2e2e2" style:text-align-source="fix" style:repeat-content="false" fo:border="0.74pt groove #e2e2e2" style:vertical-align="middle"/>
      <style:paragraph-properties fo:text-align="center"/>
      <style:text-properties fo:color="#e2e2e2" style:font-name="Agency FB" fo:font-size="15pt" fo:font-weight="bold" style:font-size-asian="15pt" style:font-weight-asian="bold" style:font-size-complex="15pt" style:font-weight-complex="bold"/>
    </style:style>
    <style:style style:name="ce117" style:family="table-cell" style:parent-style-name="Default">
      <style:table-cell-properties fo:background-color="#4caf50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0084d1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ffd320" style:text-align-source="fix" style:repeat-content="false" fo:border="0.74pt groove #e2e2e2" style:vertical-align="middle"/>
      <style:paragraph-properties fo:text-align="center"/>
      <style:text-properties fo:color="#e2e2e2" style:font-name="Agency FB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RARIO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ce1"/>
        <table:table-column table:style-name="co2" table:number-columns-repeated="10"/>
        <table:table-column table:style-name="co1" table:number-columns-repeated="16358"/>
        <table:table-row table:style-name="ro1">
          <table:table-cell table:style-name="Default" table:number-columns-repeated="16"/>
          <table:table-cell table:style-name="ce1" table:number-columns-repeated="16368"/>
        </table:table-row>
        <table:table-row table:style-name="ro2">
          <table:table-cell/>
          <table:table-cell table:style-name="ce34" office:value-type="string" calcext:value-type="string">
            <text:p>HORA</text:p>
          </table:table-cell>
          <table:table-cell table:style-name="ce34" office:value-type="string" calcext:value-type="string">
            <text:p>LUNES</text:p>
          </table:table-cell>
          <table:table-cell table:style-name="ce34" office:value-type="string" calcext:value-type="string">
            <text:p>MARTES</text:p>
          </table:table-cell>
          <table:table-cell table:style-name="ce34" office:value-type="string" calcext:value-type="string">
            <text:p>MIÉRCOLES</text:p>
          </table:table-cell>
          <table:table-cell table:style-name="ce34" office:value-type="string" calcext:value-type="string">
            <text:p>JUEVES</text:p>
          </table:table-cell>
          <table:table-cell table:style-name="ce34" office:value-type="string" calcext:value-type="string">
            <text:p>VIERNES</text:p>
          </table:table-cell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5" office:value-type="string" calcext:value-type="string">
            <text:p>15:00</text:p>
            <text:p>15:50</text:p>
          </table:table-cell>
          <table:table-cell table:style-name="ce38" table:number-columns-repeated="2"/>
          <table:table-cell table:style-name="ce39" office:value-type="string" calcext:value-type="string" table:number-columns-spanned="1" table:number-rows-spanned="2">
            <text:p>1º FOL</text:p>
          </table:table-cell>
          <table:table-cell table:style-name="ce38" table:number-columns-repeated="2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6" office:value-type="string" calcext:value-type="string">
            <text:p>15:50</text:p>
            <text:p>16:40</text:p>
          </table:table-cell>
          <table:table-cell table:style-name="ce38"/>
          <table:table-cell table:style-name="ce43" office:value-type="string" calcext:value-type="string" table:number-columns-spanned="1" table:number-rows-spanned="2">
            <text:p>PROGRAMACIÓN MULTIMEDIA Y DISPOSITIVOS MÓVILES</text:p>
          </table:table-cell>
          <table:covered-table-cell table:style-name="ce38"/>
          <table:table-cell table:style-name="ce38" table:number-columns-repeated="2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6" office:value-type="string" calcext:value-type="string">
            <text:p>16:40</text:p>
            <text:p>17:30</text:p>
          </table:table-cell>
          <table:table-cell table:style-name="ce39" office:value-type="string" calcext:value-type="string" table:number-columns-spanned="1" table:number-rows-spanned="2">
            <text:p>1º FOL</text:p>
          </table:table-cell>
          <table:covered-table-cell table:style-name="ce43" office:value-type="string" calcext:value-type="string">
            <text:p>PROGRAMACIÓN MULTIMEDIA Y DISPOSITIVOS MÓVILES</text:p>
          </table:covered-table-cell>
          <table:table-cell table:style-name="ce38" table:number-columns-repeated="3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6" office:value-type="string" calcext:value-type="string">
            <text:p>17:30</text:p>
            <text:p>18:20</text:p>
          </table:table-cell>
          <table:covered-table-cell table:style-name="ce38"/>
          <table:table-cell table:style-name="ce44" office:value-type="string" calcext:value-type="string">
            <text:p>SISTEMA DE GESTIÓN EMPRESARIAL</text:p>
          </table:table-cell>
          <table:table-cell table:style-name="ce38"/>
          <table:table-cell table:style-name="ce43" office:value-type="string" calcext:value-type="string">
            <text:p>PROGRAMACIÓN MULTIMEDIA Y DISPOSITIVOS MÓVILES</text:p>
          </table:table-cell>
          <table:table-cell table:style-name="ce39" office:value-type="string" calcext:value-type="string">
            <text:p>2º FOL</text:p>
          </table:table-cell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4">
          <table:table-cell/>
          <table:table-cell table:style-name="ce37" office:value-type="string" calcext:value-type="string" table:number-columns-spanned="6" table:number-rows-spanned="1">
            <text:p>RECREO</text:p>
          </table:table-cell>
          <table:covered-table-cell table:number-columns-repeated="5" table:style-name="ce40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6" office:value-type="string" calcext:value-type="string">
            <text:p>18:40</text:p>
            <text:p>19:30</text:p>
          </table:table-cell>
          <table:table-cell table:style-name="ce38"/>
          <table:table-cell table:style-name="ce44" office:value-type="string" calcext:value-type="string">
            <text:p>SISTEMA DE GESTIÓN EMPRESARIAL</text:p>
          </table:table-cell>
          <table:table-cell table:style-name="ce46" office:value-type="string" calcext:value-type="string" table:number-columns-spanned="1" table:number-rows-spanned="2">
            <text:p>ACCESO A DATOS</text:p>
          </table:table-cell>
          <table:table-cell table:style-name="ce43" office:value-type="string" calcext:value-type="string">
            <text:p>PROGRAMACIÓN MULTIMEDIA Y DISPOSITIVOS MÓVILES</text:p>
          </table:table-cell>
          <table:table-cell table:style-name="ce45" office:value-type="string" calcext:value-type="string" table:number-columns-spanned="1" table:number-rows-spanned="2">
            <text:p>DISEÑO DE INTERFACES</text:p>
          </table:table-cell>
          <table:table-cell table:style-name="Default"/>
          <table:table-cell/>
          <table:table-cell table:style-name="ce48" table:number-columns-spanned="1" table:number-rows-spanned="2"/>
          <table:table-cell table:style-name="ce51" office:value-type="string" calcext:value-type="string" table:number-columns-spanned="6" table:number-rows-spanned="1">
            <text:p>PRIMERA TEMPORADA</text:p>
          </table:table-cell>
          <table:covered-table-cell table:number-columns-repeated="5" table:style-name="ce54"/>
          <table:table-cell table:style-name="ce1" table:number-columns-repeated="16368"/>
        </table:table-row>
        <table:table-row table:style-name="ro3">
          <table:table-cell/>
          <table:table-cell table:style-name="ce36" office:value-type="string" calcext:value-type="string">
            <text:p>19:30</text:p>
            <text:p>20:20</text:p>
          </table:table-cell>
          <table:table-cell table:style-name="ce41" office:value-type="string" calcext:value-type="string" table:number-columns-spanned="1" table:number-rows-spanned="2">
            <text:p>ACCESO A DATOS</text:p>
          </table:table-cell>
          <table:table-cell table:style-name="ce45" office:value-type="string" calcext:value-type="string" table:number-columns-spanned="1" table:number-rows-spanned="2">
            <text:p>DISEÑO DE INTERFACES</text:p>
          </table:table-cell>
          <table:covered-table-cell table:style-name="ce41"/>
          <table:table-cell table:style-name="ce47" office:value-type="string" calcext:value-type="string" table:number-columns-spanned="1" table:number-rows-spanned="2">
            <text:p>PROGRAMACIÓN DE SERVICIOS Y PROCESOS</text:p>
          </table:table-cell>
          <table:covered-table-cell table:style-name="ce42"/>
          <table:table-cell table:style-name="Default"/>
          <table:table-cell/>
          <table:covered-table-cell table:style-name="ce49"/>
          <table:table-cell table:style-name="ce52" office:value-type="string" calcext:value-type="string">
            <text:p>PSP</text:p>
          </table:table-cell>
          <table:table-cell table:style-name="ce55" office:value-type="string" calcext:value-type="string">
            <text:p>AD</text:p>
          </table:table-cell>
          <table:table-cell table:style-name="ce57" office:value-type="string" calcext:value-type="string">
            <text:p>SXE</text:p>
          </table:table-cell>
          <table:table-cell table:style-name="ce59" office:value-type="string" calcext:value-type="string">
            <text:p>DI</text:p>
          </table:table-cell>
          <table:table-cell table:style-name="ce61" office:value-type="string" calcext:value-type="string">
            <text:p>PMDM</text:p>
          </table:table-cell>
          <table:table-cell table:style-name="ce63" office:value-type="string" calcext:value-type="string">
            <text:p>FOL</text:p>
          </table:table-cell>
          <table:table-cell table:style-name="ce1" table:number-columns-repeated="16368"/>
        </table:table-row>
        <table:table-row table:style-name="ro3">
          <table:table-cell/>
          <table:table-cell table:style-name="ce36" office:value-type="string" calcext:value-type="string">
            <text:p>20:20</text:p>
            <text:p>21:10</text:p>
          </table:table-cell>
          <table:covered-table-cell table:number-columns-repeated="2" table:style-name="ce42"/>
          <table:table-cell table:style-name="ce38"/>
          <table:covered-table-cell table:style-name="ce42"/>
          <table:table-cell table:style-name="ce38"/>
          <table:table-cell table:style-name="Default"/>
          <table:table-cell/>
          <table:table-cell table:style-name="ce50" office:value-type="string" calcext:value-type="string">
            <text:p>1º EXAMEN</text:p>
          </table:table-cell>
          <table:table-cell table:style-name="ce53"/>
          <table:table-cell table:style-name="ce56"/>
          <table:table-cell table:style-name="ce58"/>
          <table:table-cell table:style-name="ce60"/>
          <table:table-cell table:style-name="ce62"/>
          <table:table-cell table:style-name="ce66"/>
          <table:table-cell table:style-name="ce1" table:number-columns-repeated="16368"/>
        </table:table-row>
        <table:table-row table:style-name="ro3">
          <table:table-cell/>
          <table:table-cell table:style-name="ce36" office:value-type="string" calcext:value-type="string">
            <text:p>21:10</text:p>
            <text:p>22:00</text:p>
          </table:table-cell>
          <table:table-cell table:style-name="ce38" table:number-columns-repeated="5"/>
          <table:table-cell table:style-name="Default"/>
          <table:table-cell/>
          <table:table-cell table:style-name="ce50" office:value-type="string" calcext:value-type="string">
            <text:p>2º EXAMEN</text:p>
          </table:table-cell>
          <table:table-cell table:style-name="ce53"/>
          <table:table-cell table:style-name="ce56"/>
          <table:table-cell table:style-name="ce58"/>
          <table:table-cell table:style-name="ce60"/>
          <table:table-cell table:style-name="ce62"/>
          <table:table-cell table:style-name="ce66"/>
          <table:table-cell table:style-name="ce1" table:number-columns-repeated="16368"/>
        </table:table-row>
        <table:table-row table:style-name="ro2">
          <table:table-cell table:number-columns-repeated="9"/>
          <table:table-cell table:style-name="ce50" office:value-type="string" calcext:value-type="string">
            <text:p>PROMEDIO</text:p>
          </table:table-cell>
          <table:table-cell table:style-name="ce53" table:formula="of:=[.K10]+[.K11]" office:value-type="float" office:value="0" calcext:value-type="float">
            <text:p>0</text:p>
          </table:table-cell>
          <table:table-cell table:style-name="ce56" table:formula="of:=[.L10]+[.L11]" office:value-type="float" office:value="0" calcext:value-type="float">
            <text:p>0</text:p>
          </table:table-cell>
          <table:table-cell table:style-name="ce58" table:formula="of:=[.M10]+[.M11]" office:value-type="float" office:value="0" calcext:value-type="float">
            <text:p>0</text:p>
          </table:table-cell>
          <table:table-cell table:style-name="ce60" table:formula="of:=[.N10]+[.N11]" office:value-type="float" office:value="0" calcext:value-type="float">
            <text:p>0</text:p>
          </table:table-cell>
          <table:table-cell table:style-name="ce62" table:formula="of:=[.O10]+[.O11]" office:value-type="float" office:value="0" calcext:value-type="float">
            <text:p>0</text:p>
          </table:table-cell>
          <table:table-cell table:style-name="ce66" table:formula="of:=[.P10]+[.P11]" office:value-type="float" office:value="0" calcext:value-type="float">
            <text:p>0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number-columns-repeated="7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48" table:number-columns-spanned="1" table:number-rows-spanned="2"/>
          <table:table-cell table:style-name="ce51" office:value-type="string" calcext:value-type="string" table:number-columns-spanned="6" table:number-rows-spanned="1">
            <text:p>SEGUNDA TEMPORADA</text:p>
          </table:table-cell>
          <table:covered-table-cell table:number-columns-repeated="5" table:style-name="ce54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covered-table-cell table:style-name="ce49"/>
          <table:table-cell table:style-name="ce52" office:value-type="string" calcext:value-type="string">
            <text:p>PSP</text:p>
          </table:table-cell>
          <table:table-cell table:style-name="ce55" office:value-type="string" calcext:value-type="string">
            <text:p>AD</text:p>
          </table:table-cell>
          <table:table-cell table:style-name="ce57" office:value-type="string" calcext:value-type="string">
            <text:p>SXE</text:p>
          </table:table-cell>
          <table:table-cell table:style-name="ce59" office:value-type="string" calcext:value-type="string">
            <text:p>DI</text:p>
          </table:table-cell>
          <table:table-cell table:style-name="ce61" office:value-type="string" calcext:value-type="string">
            <text:p>PMDM</text:p>
          </table:table-cell>
          <table:table-cell table:style-name="ce63" office:value-type="string" calcext:value-type="string">
            <text:p>FOL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50" office:value-type="string" calcext:value-type="string">
            <text:p>1º EXAMEN</text:p>
          </table:table-cell>
          <table:table-cell table:style-name="ce53"/>
          <table:table-cell table:style-name="ce56"/>
          <table:table-cell table:style-name="ce58"/>
          <table:table-cell table:style-name="ce60"/>
          <table:table-cell table:style-name="ce62"/>
          <table:table-cell table:style-name="ce66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50" office:value-type="string" calcext:value-type="string">
            <text:p>2º EXAMEN</text:p>
          </table:table-cell>
          <table:table-cell table:style-name="ce53"/>
          <table:table-cell table:style-name="ce56"/>
          <table:table-cell table:style-name="ce58"/>
          <table:table-cell table:style-name="ce60"/>
          <table:table-cell table:style-name="ce62"/>
          <table:table-cell table:style-name="ce66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50" office:value-type="string" calcext:value-type="string">
            <text:p>PROMEDIO</text:p>
          </table:table-cell>
          <table:table-cell table:style-name="ce53" table:formula="of:=[.K16]+[.K17]" office:value-type="float" office:value="0" calcext:value-type="float">
            <text:p>0</text:p>
          </table:table-cell>
          <table:table-cell table:style-name="ce56" table:formula="of:=[.L16]+[.L17]" office:value-type="float" office:value="0" calcext:value-type="float">
            <text:p>0</text:p>
          </table:table-cell>
          <table:table-cell table:style-name="ce58" table:formula="of:=[.M16]+[.M17]" office:value-type="float" office:value="0" calcext:value-type="float">
            <text:p>0</text:p>
          </table:table-cell>
          <table:table-cell table:style-name="ce60" table:formula="of:=[.N16]+[.N17]" office:value-type="float" office:value="0" calcext:value-type="float">
            <text:p>0</text:p>
          </table:table-cell>
          <table:table-cell table:style-name="ce62" table:formula="of:=[.O16]+[.O17]" office:value-type="float" office:value="0" calcext:value-type="float">
            <text:p>0</text:p>
          </table:table-cell>
          <table:table-cell table:style-name="ce66" table:formula="of:=[.P16]+[.P17]" office:value-type="float" office:value="0" calcext:value-type="float">
            <text:p>0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number-columns-repeated="7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48" table:number-columns-spanned="1" table:number-rows-spanned="2"/>
          <table:table-cell table:style-name="ce51" office:value-type="string" calcext:value-type="string" table:number-columns-spanned="6" table:number-rows-spanned="1">
            <text:p>TERCERA TEMPORADA</text:p>
          </table:table-cell>
          <table:covered-table-cell table:number-columns-repeated="5" table:style-name="ce54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covered-table-cell table:style-name="ce49"/>
          <table:table-cell table:style-name="ce52" office:value-type="string" calcext:value-type="string">
            <text:p>PSP</text:p>
          </table:table-cell>
          <table:table-cell table:style-name="ce55" office:value-type="string" calcext:value-type="string">
            <text:p>AD</text:p>
          </table:table-cell>
          <table:table-cell table:style-name="ce57" office:value-type="string" calcext:value-type="string">
            <text:p>SXE</text:p>
          </table:table-cell>
          <table:table-cell table:style-name="ce59" office:value-type="string" calcext:value-type="string">
            <text:p>DI</text:p>
          </table:table-cell>
          <table:table-cell table:style-name="ce61" office:value-type="string" calcext:value-type="string">
            <text:p>PMDM</text:p>
          </table:table-cell>
          <table:table-cell table:style-name="ce63" office:value-type="string" calcext:value-type="string">
            <text:p>FOL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50" office:value-type="string" calcext:value-type="string">
            <text:p>1º EXAMEN</text:p>
          </table:table-cell>
          <table:table-cell table:style-name="ce53"/>
          <table:table-cell table:style-name="ce56"/>
          <table:table-cell table:style-name="ce58"/>
          <table:table-cell table:style-name="ce60"/>
          <table:table-cell table:style-name="ce62"/>
          <table:table-cell table:style-name="ce66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50" office:value-type="string" calcext:value-type="string">
            <text:p>2º EXAMEN</text:p>
          </table:table-cell>
          <table:table-cell table:style-name="ce53"/>
          <table:table-cell table:style-name="ce56"/>
          <table:table-cell table:style-name="ce58"/>
          <table:table-cell table:style-name="ce60"/>
          <table:table-cell table:style-name="ce62"/>
          <table:table-cell table:style-name="ce66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50" office:value-type="string" calcext:value-type="string">
            <text:p>PROMEDIO</text:p>
          </table:table-cell>
          <table:table-cell table:style-name="ce53" table:formula="of:=[.K22]+[.K23]" office:value-type="float" office:value="0" calcext:value-type="float">
            <text:p>0</text:p>
          </table:table-cell>
          <table:table-cell table:style-name="ce56" table:formula="of:=[.L22]+[.L23]" office:value-type="float" office:value="0" calcext:value-type="float">
            <text:p>0</text:p>
          </table:table-cell>
          <table:table-cell table:style-name="ce58" table:formula="of:=[.M22]+[.M23]" office:value-type="float" office:value="0" calcext:value-type="float">
            <text:p>0</text:p>
          </table:table-cell>
          <table:table-cell table:style-name="ce60" table:formula="of:=[.N22]+[.N23]" office:value-type="float" office:value="0" calcext:value-type="float">
            <text:p>0</text:p>
          </table:table-cell>
          <table:table-cell table:style-name="ce62" table:formula="of:=[.O22]+[.O23]" office:value-type="float" office:value="0" calcext:value-type="float">
            <text:p>0</text:p>
          </table:table-cell>
          <table:table-cell table:style-name="ce66" table:formula="of:=[.P22]+[.P23]" office:value-type="float" office:value="0" calcext:value-type="float">
            <text:p>0</text:p>
          </table:table-cell>
          <table:table-cell table:style-name="ce1" table:number-columns-repeated="16368"/>
        </table:table-row>
        <table:table-row table:style-name="ro2" table:number-rows-repeated="5">
          <table:table-cell/>
          <table:table-cell table:style-name="Default" table:number-columns-repeated="8"/>
          <table:table-cell table:number-columns-repeated="7"/>
          <table:table-cell table:style-name="ce1" table:number-columns-repeated="16368"/>
        </table:table-row>
        <table:table-row table:style-name="ro2" table:number-rows-repeated="1048546">
          <table:table-cell table:number-columns-repeated="16"/>
          <table:table-cell table:style-name="ce1" table:number-columns-repeated="16368"/>
        </table:table-row>
        <table:table-row table:style-name="ro5">
          <table:table-cell table:number-columns-repeated="16"/>
          <table:table-cell table:style-name="ce1" table:number-columns-repeated="16368"/>
        </table:table-row>
      </table:table>
      <table:table table:name="FECHA EXAMEN" table:style-name="ta1">
        <table:table-column table:style-name="co5" table:number-columns-repeated="13" table:default-cell-style-name="ce64"/>
        <table:table-column table:style-name="co5" table:number-columns-repeated="2" table:default-cell-style-name="Default"/>
        <table:table-row table:style-name="ro6">
          <table:table-cell table:number-columns-repeated="15"/>
        </table:table-row>
        <table:table-row table:style-name="ro6">
          <table:table-cell/>
          <table:table-cell table:style-name="ce65" office:value-type="string" calcext:value-type="string" table:number-columns-spanned="2" table:number-rows-spanned="1">
            <text:p>LUNES 10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MARTES 11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MIÉRCOLES 12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VIERNES 14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LUNES 17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MARTES 18</text:p>
          </table:table-cell>
          <table:covered-table-cell table:style-name="ce70"/>
          <table:table-cell table:number-columns-repeated="2"/>
        </table:table-row>
        <table:table-row table:style-name="ro6">
          <table:table-cell/>
          <table:table-cell table:style-name="ce106" table:number-columns-spanned="2" table:number-rows-spanned="5"/>
          <table:covered-table-cell table:style-name="ce107"/>
          <table:table-cell table:style-name="ce106" table:number-columns-spanned="2" table:number-rows-spanned="6"/>
          <table:covered-table-cell table:style-name="ce112"/>
          <table:table-cell table:style-name="ce106" table:number-columns-spanned="2" table:number-rows-spanned="5"/>
          <table:covered-table-cell table:style-name="ce112"/>
          <table:table-cell table:style-name="ce106" table:number-columns-spanned="2" table:number-rows-spanned="6"/>
          <table:covered-table-cell table:style-name="ce107"/>
          <table:table-cell table:style-name="ce106" table:number-columns-spanned="2" table:number-rows-spanned="3"/>
          <table:covered-table-cell table:style-name="ce112"/>
          <table:table-cell table:style-name="ce106" table:number-columns-spanned="2" table:number-rows-spanned="5"/>
          <table:covered-table-cell table:style-name="ce107"/>
          <table:table-cell table:number-columns-repeated="2"/>
        </table:table-row>
        <table:table-row table:style-name="ro6">
          <table:table-cell/>
          <table:covered-table-cell table:number-columns-repeated="2" table:style-name="ce107"/>
          <table:covered-table-cell table:number-columns-repeated="4" table:style-name="ce112"/>
          <table:covered-table-cell table:number-columns-repeated="2" table:style-name="ce107"/>
          <table:covered-table-cell table:number-columns-repeated="2" table:style-name="ce112"/>
          <table:covered-table-cell table:number-columns-repeated="2" table:style-name="ce107"/>
          <table:table-cell table:number-columns-repeated="2"/>
        </table:table-row>
        <table:table-row table:style-name="ro6">
          <table:table-cell/>
          <table:covered-table-cell table:number-columns-repeated="2" table:style-name="ce107"/>
          <table:covered-table-cell table:number-columns-repeated="4" table:style-name="ce112"/>
          <table:covered-table-cell table:number-columns-repeated="2" table:style-name="ce107"/>
          <table:covered-table-cell table:number-columns-repeated="2" table:style-name="ce112"/>
          <table:covered-table-cell table:number-columns-repeated="2" table:style-name="ce107"/>
          <table:table-cell table:number-columns-repeated="2"/>
        </table:table-row>
        <table:table-row table:style-name="ro6">
          <table:table-cell/>
          <table:covered-table-cell table:number-columns-repeated="2" table:style-name="ce107"/>
          <table:covered-table-cell table:number-columns-repeated="4" table:style-name="ce112"/>
          <table:covered-table-cell table:style-name="ce116"/>
          <table:covered-table-cell table:style-name="ce107"/>
          <table:table-cell table:style-name="ce74" office:value-type="string" calcext:value-type="string" table:number-columns-spanned="2" table:number-rows-spanned="3">
            <text:p>IPE 2</text:p>
            <text:p>Hora inicio</text:p>
            <text:p>18:10</text:p>
            <text:p>Hora fin</text:p>
            <text:p>20:10</text:p>
          </table:table-cell>
          <table:covered-table-cell table:number-columns-repeated="3" table:style-name="ce107"/>
          <table:table-cell table:number-columns-repeated="2"/>
        </table:table-row>
        <table:table-row table:style-name="ro6">
          <table:table-cell/>
          <table:covered-table-cell table:style-name="ce68"/>
          <table:covered-table-cell table:style-name="ce107"/>
          <table:covered-table-cell table:number-columns-repeated="4" table:style-name="ce112"/>
          <table:covered-table-cell table:number-columns-repeated="6" table:style-name="ce107"/>
          <table:table-cell table:number-columns-repeated="2"/>
        </table:table-row>
        <table:table-row table:style-name="ro6">
          <table:table-cell/>
          <table:table-cell table:style-name="ce111" table:number-columns-spanned="2" table:number-rows-spanned="4"/>
          <table:covered-table-cell table:style-name="ce107"/>
          <table:covered-table-cell table:number-columns-repeated="2" table:style-name="ce112"/>
          <table:table-cell table:style-name="ce73" office:value-type="string" calcext:value-type="string" table:number-columns-spanned="2" table:number-rows-spanned="4">
            <text:p>AD</text:p>
            <text:p>Hora inicio</text:p>
            <text:p>19:10</text:p>
            <text:p>Hora fin</text:p>
            <text:p>22:10</text:p>
          </table:table-cell>
          <table:covered-table-cell table:number-columns-repeated="5" table:style-name="ce107"/>
          <table:table-cell table:style-name="ce75" office:value-type="string" calcext:value-type="string" table:number-columns-spanned="2" table:number-rows-spanned="4">
            <text:p>SXE</text:p>
            <text:p>Hora inicio</text:p>
            <text:p>19:10</text:p>
            <text:p>Hora fin</text:p>
            <text:p>22:10</text:p>
          </table:table-cell>
          <table:covered-table-cell table:style-name="ce107"/>
          <table:table-cell table:number-columns-repeated="2"/>
        </table:table-row>
        <table:table-row table:style-name="ro6">
          <table:table-cell/>
          <table:covered-table-cell table:number-columns-repeated="2" table:style-name="ce107"/>
          <table:table-cell table:style-name="ce72" office:value-type="string" calcext:value-type="string" table:number-columns-spanned="2" table:number-rows-spanned="3">
            <text:p>DI</text:p>
            <text:p>Hora inicio</text:p>
            <text:p>19:20</text:p>
            <text:p>Hora fin</text:p>
            <text:p>22:20</text:p>
          </table:table-cell>
          <table:covered-table-cell table:number-columns-repeated="3" table:style-name="ce107"/>
          <table:table-cell table:style-name="ce117" office:value-type="string" calcext:value-type="string" table:number-columns-spanned="2" table:number-rows-spanned="3">
            <text:p>PSP</text:p>
            <text:p>Hora inicio</text:p>
            <text:p>19:20</text:p>
            <text:p>Hora fin</text:p>
            <text:p>22:20</text:p>
          </table:table-cell>
          <table:covered-table-cell table:style-name="ce107"/>
          <table:table-cell table:style-name="ce106" table:number-columns-spanned="2" table:number-rows-spanned="3"/>
          <table:covered-table-cell table:style-name="ce112"/>
          <table:covered-table-cell table:number-columns-repeated="2" table:style-name="ce107"/>
          <table:table-cell table:number-columns-repeated="2"/>
        </table:table-row>
        <table:table-row table:style-name="ro6">
          <table:table-cell/>
          <table:covered-table-cell table:number-columns-repeated="8" table:style-name="ce107"/>
          <table:covered-table-cell table:number-columns-repeated="2" table:style-name="ce112"/>
          <table:covered-table-cell table:number-columns-repeated="2" table:style-name="ce107"/>
          <table:table-cell table:number-columns-repeated="2"/>
        </table:table-row>
        <table:table-row table:style-name="ro6">
          <table:table-cell/>
          <table:covered-table-cell table:number-columns-repeated="8" table:style-name="ce107"/>
          <table:covered-table-cell table:number-columns-repeated="2" table:style-name="ce112"/>
          <table:covered-table-cell table:number-columns-repeated="2" table:style-name="ce107"/>
          <table:table-cell table:number-columns-repeated="2"/>
        </table:table-row>
        <table:table-row table:style-name="ro6" table:number-rows-repeated="1048564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17:31:25.357120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9:24:53.134961800</meta:creation-date>
    <dc:date>2025-10-21T17:31:56.417054700</dc:date>
    <meta:editing-duration>PT2H3M18S</meta:editing-duration>
    <meta:editing-cycles>7</meta:editing-cycles>
    <meta:generator>LibreOffice/25.2.5.2$Windows_X86_64 LibreOffice_project/03d19516eb2e1dd5d4ccd751a0d6f35f35e08022</meta:generator>
    <meta:document-statistic meta:table-count="2" meta:cell-count="88" meta:object-count="0"/>
  </office:meta>
</office:document-meta>
</file>